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Liberation Sans1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float" office:value="1239.841939" calcext:value-type="float">
            <text:p>1239.841939</text:p>
          </table:table-cell>
          <table:table-cell office:value-type="string" calcext:value-type="string">
            <text:p>E (eV)</text:p>
          </table:table-cell>
          <table:table-cell table:style-name="ce2" office:value-type="string" calcext:value-type="string">
            <text:p>λ (nm)</text:p>
          </table:table-cell>
          <table:table-cell office:value-type="string" calcext:value-type="string">
            <text:p>scintillation component</text:p>
          </table:table-cell>
        </table:table-row>
        <table:table-row table:style-name="ro1">
          <table:table-cell/>
          <table:table-cell office:value-type="float" office:value="5.611" calcext:value-type="float">
            <text:p>5.611</text:p>
          </table:table-cell>
          <table:table-cell table:formula="of:=hcnm/[.B2]" office:value-type="float" office:value="220.966305293174" calcext:value-type="float">
            <text:p>221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556" calcext:value-type="float">
            <text:p>5.556</text:p>
          </table:table-cell>
          <table:table-cell table:formula="of:=hcnm/[.B3]" office:value-type="float" office:value="223.153696724262" calcext:value-type="float">
            <text:p>22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493" calcext:value-type="float">
            <text:p>5.493</text:p>
          </table:table-cell>
          <table:table-cell table:formula="of:=hcnm/[.B4]" office:value-type="float" office:value="225.713078281449" calcext:value-type="float">
            <text:p>22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413" calcext:value-type="float">
            <text:p>5.413</text:p>
          </table:table-cell>
          <table:table-cell table:formula="of:=hcnm/[.B5]" office:value-type="float" office:value="229.048944947349" calcext:value-type="float">
            <text:p>229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33" calcext:value-type="float">
            <text:p>5.33</text:p>
          </table:table-cell>
          <table:table-cell table:formula="of:=hcnm/[.B6]" office:value-type="float" office:value="232.615748405253" calcext:value-type="float">
            <text:p>2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94" calcext:value-type="float">
            <text:p>5.294</text:p>
          </table:table-cell>
          <table:table-cell table:formula="of:=hcnm/[.B7]" office:value-type="float" office:value="234.197570646014" calcext:value-type="float">
            <text:p>23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65" calcext:value-type="float">
            <text:p>5.265</text:p>
          </table:table-cell>
          <table:table-cell table:formula="of:=hcnm/[.B8]" office:value-type="float" office:value="235.487547768281" calcext:value-type="float">
            <text:p>23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35" calcext:value-type="float">
            <text:p>5.235</text:p>
          </table:table-cell>
          <table:table-cell table:formula="of:=hcnm/[.B9]" office:value-type="float" office:value="236.83704660936" calcext:value-type="float">
            <text:p>23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202" calcext:value-type="float">
            <text:p>5.202</text:p>
          </table:table-cell>
          <table:table-cell table:formula="of:=hcnm/[.B10]" office:value-type="float" office:value="238.339473087274" calcext:value-type="float">
            <text:p>2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174" calcext:value-type="float">
            <text:p>5.174</text:p>
          </table:table-cell>
          <table:table-cell table:formula="of:=hcnm/[.B11]" office:value-type="float" office:value="239.629288558175" calcext:value-type="float">
            <text:p>23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143" calcext:value-type="float">
            <text:p>5.143</text:p>
          </table:table-cell>
          <table:table-cell table:formula="of:=hcnm/[.B12]" office:value-type="float" office:value="241.073680536652" calcext:value-type="float">
            <text:p>24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099" calcext:value-type="float">
            <text:p>5.099</text:p>
          </table:table-cell>
          <table:table-cell table:formula="of:=hcnm/[.B13]" office:value-type="float" office:value="243.153939792116" calcext:value-type="float">
            <text:p>24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.015" calcext:value-type="float">
            <text:p>5.015</text:p>
          </table:table-cell>
          <table:table-cell table:formula="of:=hcnm/[.B14]" office:value-type="float" office:value="247.226707676969" calcext:value-type="float">
            <text:p>24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953" calcext:value-type="float">
            <text:p>4.953</text:p>
          </table:table-cell>
          <table:table-cell table:formula="of:=hcnm/[.B15]" office:value-type="float" office:value="250.321409045023" calcext:value-type="float">
            <text:p>25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928" calcext:value-type="float">
            <text:p>4.928</text:p>
          </table:table-cell>
          <table:table-cell table:formula="of:=hcnm/[.B16]" office:value-type="float" office:value="251.591302556818" calcext:value-type="float">
            <text:p>25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905" calcext:value-type="float">
            <text:p>4.905</text:p>
          </table:table-cell>
          <table:table-cell table:formula="of:=hcnm/[.B17]" office:value-type="float" office:value="252.771037512742" calcext:value-type="float">
            <text:p>25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86" calcext:value-type="float">
            <text:p>4.886</text:p>
          </table:table-cell>
          <table:table-cell table:formula="of:=hcnm/[.B18]" office:value-type="float" office:value="253.753978510029" calcext:value-type="float">
            <text:p>25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69" calcext:value-type="float">
            <text:p>4.869</text:p>
          </table:table-cell>
          <table:table-cell table:formula="of:=hcnm/[.B19]" office:value-type="float" office:value="254.639954610803" calcext:value-type="float">
            <text:p>25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53" calcext:value-type="float">
            <text:p>4.853</text:p>
          </table:table-cell>
          <table:table-cell table:formula="of:=hcnm/[.B20]" office:value-type="float" office:value="255.479484648671" calcext:value-type="float">
            <text:p>2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4" calcext:value-type="float">
            <text:p>4.84</text:p>
          </table:table-cell>
          <table:table-cell table:formula="of:=hcnm/[.B21]" office:value-type="float" office:value="256.165689876033" calcext:value-type="float">
            <text:p>25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28" calcext:value-type="float">
            <text:p>4.828</text:p>
          </table:table-cell>
          <table:table-cell table:formula="of:=hcnm/[.B22]" office:value-type="float" office:value="256.80239001657" calcext:value-type="float">
            <text:p>25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813" calcext:value-type="float">
            <text:p>4.813</text:p>
          </table:table-cell>
          <table:table-cell table:formula="of:=hcnm/[.B23]" office:value-type="float" office:value="257.602729898192" calcext:value-type="float">
            <text:p>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98" calcext:value-type="float">
            <text:p>4.798</text:p>
          </table:table-cell>
          <table:table-cell table:formula="of:=hcnm/[.B24]" office:value-type="float" office:value="258.408073989162" calcext:value-type="float">
            <text:p>25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88" calcext:value-type="float">
            <text:p>4.788</text:p>
          </table:table-cell>
          <table:table-cell table:formula="of:=hcnm/[.B25]" office:value-type="float" office:value="258.947773391813" calcext:value-type="float">
            <text:p>25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75" calcext:value-type="float">
            <text:p>4.775</text:p>
          </table:table-cell>
          <table:table-cell table:formula="of:=hcnm/[.B26]" office:value-type="float" office:value="259.652762094241" calcext:value-type="float">
            <text:p>25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63" calcext:value-type="float">
            <text:p>4.763</text:p>
          </table:table-cell>
          <table:table-cell table:formula="of:=hcnm/[.B27]" office:value-type="float" office:value="260.306936594583" calcext:value-type="float">
            <text:p>26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51" calcext:value-type="float">
            <text:p>4.751</text:p>
          </table:table-cell>
          <table:table-cell table:formula="of:=hcnm/[.B28]" office:value-type="float" office:value="260.964415701957" calcext:value-type="float">
            <text:p>261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4" calcext:value-type="float">
            <text:p>4.74</text:p>
          </table:table-cell>
          <table:table-cell table:formula="of:=hcnm/[.B29]" office:value-type="float" office:value="261.570029324894" calcext:value-type="float">
            <text:p>26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27" calcext:value-type="float">
            <text:p>4.727</text:p>
          </table:table-cell>
          <table:table-cell table:formula="of:=hcnm/[.B30]" office:value-type="float" office:value="262.289388407023" calcext:value-type="float">
            <text:p>26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2" calcext:value-type="float">
            <text:p>4.72</text:p>
          </table:table-cell>
          <table:table-cell table:formula="of:=hcnm/[.B31]" office:value-type="float" office:value="262.67837690678" calcext:value-type="float">
            <text:p>26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13" calcext:value-type="float">
            <text:p>4.713</text:p>
          </table:table-cell>
          <table:table-cell table:formula="of:=hcnm/[.B32]" office:value-type="float" office:value="263.068520899639" calcext:value-type="float">
            <text:p>26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706" calcext:value-type="float">
            <text:p>4.706</text:p>
          </table:table-cell>
          <table:table-cell table:formula="of:=hcnm/[.B33]" office:value-type="float" office:value="263.459825541861" calcext:value-type="float">
            <text:p>26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99" calcext:value-type="float">
            <text:p>4.699</text:p>
          </table:table-cell>
          <table:table-cell table:formula="of:=hcnm/[.B34]" office:value-type="float" office:value="263.85229602043" calcext:value-type="float">
            <text:p>26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92" calcext:value-type="float">
            <text:p>4.692</text:p>
          </table:table-cell>
          <table:table-cell table:formula="of:=hcnm/[.B35]" office:value-type="float" office:value="264.245937553282" calcext:value-type="float">
            <text:p>26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85" calcext:value-type="float">
            <text:p>4.685</text:p>
          </table:table-cell>
          <table:table-cell table:formula="of:=hcnm/[.B36]" office:value-type="float" office:value="264.640755389541" calcext:value-type="float">
            <text:p>26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78" calcext:value-type="float">
            <text:p>4.678</text:p>
          </table:table-cell>
          <table:table-cell table:formula="of:=hcnm/[.B37]" office:value-type="float" office:value="265.036754809748" calcext:value-type="float">
            <text:p>265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66" calcext:value-type="float">
            <text:p>4.666</text:p>
          </table:table-cell>
          <table:table-cell table:formula="of:=hcnm/[.B38]" office:value-type="float" office:value="265.718375267895" calcext:value-type="float">
            <text:p>26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61" calcext:value-type="float">
            <text:p>4.661</text:p>
          </table:table-cell>
          <table:table-cell table:formula="of:=hcnm/[.B39]" office:value-type="float" office:value="266.003419652435" calcext:value-type="float">
            <text:p>266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56" calcext:value-type="float">
            <text:p>4.656</text:p>
          </table:table-cell>
          <table:table-cell table:formula="of:=hcnm/[.B40]" office:value-type="float" office:value="266.289076245704" calcext:value-type="float">
            <text:p>26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49" calcext:value-type="float">
            <text:p>4.649</text:p>
          </table:table-cell>
          <table:table-cell table:formula="of:=hcnm/[.B41]" office:value-type="float" office:value="266.690027747903" calcext:value-type="float">
            <text:p>26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42" calcext:value-type="float">
            <text:p>4.642</text:p>
          </table:table-cell>
          <table:table-cell table:formula="of:=hcnm/[.B42]" office:value-type="float" office:value="267.092188496338" calcext:value-type="float">
            <text:p>26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4" calcext:value-type="float">
            <text:p>4.64</text:p>
          </table:table-cell>
          <table:table-cell table:formula="of:=hcnm/[.B43]" office:value-type="float" office:value="267.207314439655" calcext:value-type="float">
            <text:p>26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33" calcext:value-type="float">
            <text:p>4.633</text:p>
          </table:table-cell>
          <table:table-cell table:formula="of:=hcnm/[.B44]" office:value-type="float" office:value="267.611037988345" calcext:value-type="float">
            <text:p>26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28" calcext:value-type="float">
            <text:p>4.628</text:p>
          </table:table-cell>
          <table:table-cell table:formula="of:=hcnm/[.B45]" office:value-type="float" office:value="267.900159680207" calcext:value-type="float">
            <text:p>26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27" calcext:value-type="float">
            <text:p>4.627</text:p>
          </table:table-cell>
          <table:table-cell table:formula="of:=hcnm/[.B46]" office:value-type="float" office:value="267.958059001513" calcext:value-type="float">
            <text:p>268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24" calcext:value-type="float">
            <text:p>4.624</text:p>
          </table:table-cell>
          <table:table-cell table:formula="of:=hcnm/[.B47]" office:value-type="float" office:value="268.131907223183" calcext:value-type="float">
            <text:p>26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16" calcext:value-type="float">
            <text:p>4.616</text:p>
          </table:table-cell>
          <table:table-cell table:formula="of:=hcnm/[.B48]" office:value-type="float" office:value="268.596607235702" calcext:value-type="float">
            <text:p>26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607" calcext:value-type="float">
            <text:p>4.607</text:p>
          </table:table-cell>
          <table:table-cell table:formula="of:=hcnm/[.B49]" office:value-type="float" office:value="269.121323855003" calcext:value-type="float">
            <text:p>26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563" calcext:value-type="float">
            <text:p>4.563</text:p>
          </table:table-cell>
          <table:table-cell table:formula="of:=hcnm/[.B50]" office:value-type="float" office:value="271.716401271094" calcext:value-type="float">
            <text:p>27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494" calcext:value-type="float">
            <text:p>4.494</text:p>
          </table:table-cell>
          <table:table-cell table:formula="of:=hcnm/[.B51]" office:value-type="float" office:value="275.888281931464" calcext:value-type="float">
            <text:p>27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455" calcext:value-type="float">
            <text:p>4.455</text:p>
          </table:table-cell>
          <table:table-cell table:formula="of:=hcnm/[.B52]" office:value-type="float" office:value="278.303465544332" calcext:value-type="float">
            <text:p>27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422" calcext:value-type="float">
            <text:p>4.422</text:p>
          </table:table-cell>
          <table:table-cell table:formula="of:=hcnm/[.B53]" office:value-type="float" office:value="280.380357078245" calcext:value-type="float">
            <text:p>28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387" calcext:value-type="float">
            <text:p>4.387</text:p>
          </table:table-cell>
          <table:table-cell table:formula="of:=hcnm/[.B54]" office:value-type="float" office:value="282.617264417597" calcext:value-type="float">
            <text:p>28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357" calcext:value-type="float">
            <text:p>4.357</text:p>
          </table:table-cell>
          <table:table-cell table:formula="of:=hcnm/[.B55]" office:value-type="float" office:value="284.563217580904" calcext:value-type="float">
            <text:p>28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328" calcext:value-type="float">
            <text:p>4.328</text:p>
          </table:table-cell>
          <table:table-cell table:formula="of:=hcnm/[.B56]" office:value-type="float" office:value="286.469948937153" calcext:value-type="float">
            <text:p>28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98" calcext:value-type="float">
            <text:p>4.298</text:p>
          </table:table-cell>
          <table:table-cell table:formula="of:=hcnm/[.B57]" office:value-type="float" office:value="288.469506514658" calcext:value-type="float">
            <text:p>28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67" calcext:value-type="float">
            <text:p>4.267</text:p>
          </table:table-cell>
          <table:table-cell table:formula="of:=hcnm/[.B58]" office:value-type="float" office:value="290.565254042653" calcext:value-type="float">
            <text:p>29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36" calcext:value-type="float">
            <text:p>4.236</text:p>
          </table:table-cell>
          <table:table-cell table:formula="of:=hcnm/[.B59]" office:value-type="float" office:value="292.691675873466" calcext:value-type="float">
            <text:p>29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202" calcext:value-type="float">
            <text:p>4.202</text:p>
          </table:table-cell>
          <table:table-cell table:formula="of:=hcnm/[.B60]" office:value-type="float" office:value="295.059956925274" calcext:value-type="float">
            <text:p>29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16" calcext:value-type="float">
            <text:p>4.16</text:p>
          </table:table-cell>
          <table:table-cell table:formula="of:=hcnm/[.B61]" office:value-type="float" office:value="298.038927644231" calcext:value-type="float">
            <text:p>298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102" calcext:value-type="float">
            <text:p>4.102</text:p>
          </table:table-cell>
          <table:table-cell table:formula="of:=hcnm/[.B62]" office:value-type="float" office:value="302.253032423208" calcext:value-type="float">
            <text:p>30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.044" calcext:value-type="float">
            <text:p>4.044</text:p>
          </table:table-cell>
          <table:table-cell table:formula="of:=hcnm/[.B63]" office:value-type="float" office:value="306.588016567755" calcext:value-type="float">
            <text:p>30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94" calcext:value-type="float">
            <text:p>3.994</text:p>
          </table:table-cell>
          <table:table-cell table:formula="of:=hcnm/[.B64]" office:value-type="float" office:value="310.426123935904" calcext:value-type="float">
            <text:p>3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hcnm/[.B65]" office:value-type="float" office:value="312.302755415617" calcext:value-type="float">
            <text:p>3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57" calcext:value-type="float">
            <text:p>3.957</text:p>
          </table:table-cell>
          <table:table-cell table:formula="of:=hcnm/[.B66]" office:value-type="float" office:value="313.328769016932" calcext:value-type="float">
            <text:p>31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hcnm/[.B67]" office:value-type="float" office:value="314.202214647745" calcext:value-type="float">
            <text:p>31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34" calcext:value-type="float">
            <text:p>3.934</text:p>
          </table:table-cell>
          <table:table-cell table:formula="of:=hcnm/[.B68]" office:value-type="float" office:value="315.160635231317" calcext:value-type="float">
            <text:p>31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21" calcext:value-type="float">
            <text:p>3.921</text:p>
          </table:table-cell>
          <table:table-cell table:formula="of:=hcnm/[.B69]" office:value-type="float" office:value="316.205544248916" calcext:value-type="float">
            <text:p>3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1" calcext:value-type="float">
            <text:p>3.91</text:p>
          </table:table-cell>
          <table:table-cell table:formula="of:=hcnm/[.B70]" office:value-type="float" office:value="317.095125063939" calcext:value-type="float">
            <text:p>31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892" calcext:value-type="float">
            <text:p>3.892</text:p>
          </table:table-cell>
          <table:table-cell table:formula="of:=hcnm/[.B71]" office:value-type="float" office:value="318.561649280576" calcext:value-type="float">
            <text:p>31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868" calcext:value-type="float">
            <text:p>3.868</text:p>
          </table:table-cell>
          <table:table-cell table:formula="of:=hcnm/[.B72]" office:value-type="float" office:value="320.538246897621" calcext:value-type="float">
            <text:p>32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831" calcext:value-type="float">
            <text:p>3.831</text:p>
          </table:table-cell>
          <table:table-cell table:formula="of:=hcnm/[.B73]" office:value-type="float" office:value="323.634022187418" calcext:value-type="float">
            <text:p>3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78" calcext:value-type="float">
            <text:p>3.78</text:p>
          </table:table-cell>
          <table:table-cell table:formula="of:=hcnm/[.B74]" office:value-type="float" office:value="328.000512962963" calcext:value-type="float">
            <text:p>328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731" calcext:value-type="float">
            <text:p>3.731</text:p>
          </table:table-cell>
          <table:table-cell table:formula="of:=hcnm/[.B75]" office:value-type="float" office:value="332.308212007505" calcext:value-type="float">
            <text:p>33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684" calcext:value-type="float">
            <text:p>3.684</text:p>
          </table:table-cell>
          <table:table-cell table:formula="of:=hcnm/[.B76]" office:value-type="float" office:value="336.547757600434" calcext:value-type="float">
            <text:p>3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644" calcext:value-type="float">
            <text:p>3.644</text:p>
          </table:table-cell>
          <table:table-cell table:formula="of:=hcnm/[.B77]" office:value-type="float" office:value="340.242024972558" calcext:value-type="float">
            <text:p>34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611" calcext:value-type="float">
            <text:p>3.611</text:p>
          </table:table-cell>
          <table:table-cell table:formula="of:=hcnm/[.B78]" office:value-type="float" office:value="343.351409304902" calcext:value-type="float">
            <text:p>34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66" calcext:value-type="float">
            <text:p>3.566</text:p>
          </table:table-cell>
          <table:table-cell table:formula="of:=hcnm/[.B79]" office:value-type="float" office:value="347.684222938867" calcext:value-type="float">
            <text:p>34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22" calcext:value-type="float">
            <text:p>3.522</text:p>
          </table:table-cell>
          <table:table-cell table:formula="of:=hcnm/[.B80]" office:value-type="float" office:value="352.027807779671" calcext:value-type="float">
            <text:p>352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479" calcext:value-type="float">
            <text:p>3.479</text:p>
          </table:table-cell>
          <table:table-cell table:formula="of:=hcnm/[.B81]" office:value-type="float" office:value="356.378826961771" calcext:value-type="float">
            <text:p>35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439" calcext:value-type="float">
            <text:p>3.439</text:p>
          </table:table-cell>
          <table:table-cell table:formula="of:=hcnm/[.B82]" office:value-type="float" office:value="360.523971794126" calcext:value-type="float">
            <text:p>36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403" calcext:value-type="float">
            <text:p>3.403</text:p>
          </table:table-cell>
          <table:table-cell table:formula="of:=hcnm/[.B83]" office:value-type="float" office:value="364.337919188951" calcext:value-type="float">
            <text:p>36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375" calcext:value-type="float">
            <text:p>3.375</text:p>
          </table:table-cell>
          <table:table-cell table:formula="of:=hcnm/[.B84]" office:value-type="float" office:value="367.360574518518" calcext:value-type="float">
            <text:p>36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344" calcext:value-type="float">
            <text:p>3.344</text:p>
          </table:table-cell>
          <table:table-cell table:formula="of:=hcnm/[.B85]" office:value-type="float" office:value="370.766130083732" calcext:value-type="float">
            <text:p>37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313" calcext:value-type="float">
            <text:p>3.313</text:p>
          </table:table-cell>
          <table:table-cell table:formula="of:=hcnm/[.B86]" office:value-type="float" office:value="374.235417748264" calcext:value-type="float">
            <text:p>37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281" calcext:value-type="float">
            <text:p>3.281</text:p>
          </table:table-cell>
          <table:table-cell table:formula="of:=hcnm/[.B87]" office:value-type="float" office:value="377.885382200549" calcext:value-type="float">
            <text:p>37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25" calcext:value-type="float">
            <text:p>3.25</text:p>
          </table:table-cell>
          <table:table-cell table:formula="of:=hcnm/[.B88]" office:value-type="float" office:value="381.489827384615" calcext:value-type="float">
            <text:p>38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table:formula="of:=hcnm/[.B89]" office:value-type="float" office:value="385.044080434783" calcext:value-type="float">
            <text:p>385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191" calcext:value-type="float">
            <text:p>3.191</text:p>
          </table:table-cell>
          <table:table-cell table:formula="of:=hcnm/[.B90]" office:value-type="float" office:value="388.543384205578" calcext:value-type="float">
            <text:p>38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173" calcext:value-type="float">
            <text:p>3.173</text:p>
          </table:table-cell>
          <table:table-cell table:formula="of:=hcnm/[.B91]" office:value-type="float" office:value="390.747538291837" calcext:value-type="float">
            <text:p>39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155" calcext:value-type="float">
            <text:p>3.155</text:p>
          </table:table-cell>
          <table:table-cell table:formula="of:=hcnm/[.B92]" office:value-type="float" office:value="392.976842789223" calcext:value-type="float">
            <text:p>393.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138" calcext:value-type="float">
            <text:p>3.138</text:p>
          </table:table-cell>
          <table:table-cell table:formula="of:=hcnm/[.B93]" office:value-type="float" office:value="395.105780433397" calcext:value-type="float">
            <text:p>39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121" calcext:value-type="float">
            <text:p>3.121</text:p>
          </table:table-cell>
          <table:table-cell table:formula="of:=hcnm/[.B94]" office:value-type="float" office:value="397.257910605575" calcext:value-type="float">
            <text:p>39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103" calcext:value-type="float">
            <text:p>3.103</text:p>
          </table:table-cell>
          <table:table-cell table:formula="of:=hcnm/[.B95]" office:value-type="float" office:value="399.562339349017" calcext:value-type="float">
            <text:p>399.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.087" calcext:value-type="float">
            <text:p>3.087</text:p>
          </table:table-cell>
          <table:table-cell table:formula="of:=hcnm/[.B96]" office:value-type="float" office:value="401.633281179138" calcext:value-type="float">
            <text:p>401.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3.07" calcext:value-type="float">
            <text:p>3.07</text:p>
          </table:table-cell>
          <table:table-cell table:formula="of:=hcnm/[.B97]" office:value-type="float" office:value="403.857309120521" calcext:value-type="float">
            <text:p>403.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3.055" calcext:value-type="float">
            <text:p>3.055</text:p>
          </table:table-cell>
          <table:table-cell table:formula="of:=hcnm/[.B98]" office:value-type="float" office:value="405.840241898527" calcext:value-type="float">
            <text:p>405.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3.048" calcext:value-type="float">
            <text:p>3.048</text:p>
          </table:table-cell>
          <table:table-cell table:formula="of:=hcnm/[.B99]" office:value-type="float" office:value="406.772289698163" calcext:value-type="float">
            <text:p>406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float" office:value="3.038" calcext:value-type="float">
            <text:p>3.038</text:p>
          </table:table-cell>
          <table:table-cell table:formula="of:=hcnm/[.B100]" office:value-type="float" office:value="408.111237327189" calcext:value-type="float">
            <text:p>408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3.028" calcext:value-type="float">
            <text:p>3.028</text:p>
          </table:table-cell>
          <table:table-cell table:formula="of:=hcnm/[.B101]" office:value-type="float" office:value="409.459028731836" calcext:value-type="float">
            <text:p>409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.017" calcext:value-type="float">
            <text:p>3.017</text:p>
          </table:table-cell>
          <table:table-cell table:formula="of:=hcnm/[.B102]" office:value-type="float" office:value="410.951918793503" calcext:value-type="float">
            <text:p>411.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3.008" calcext:value-type="float">
            <text:p>3.008</text:p>
          </table:table-cell>
          <table:table-cell table:formula="of:=hcnm/[.B103]" office:value-type="float" office:value="412.181495678192" calcext:value-type="float">
            <text:p>412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3.001" calcext:value-type="float">
            <text:p>3.001</text:p>
          </table:table-cell>
          <table:table-cell table:formula="of:=hcnm/[.B104]" office:value-type="float" office:value="413.142932022659" calcext:value-type="float">
            <text:p>413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2.991" calcext:value-type="float">
            <text:p>2.991</text:p>
          </table:table-cell>
          <table:table-cell table:formula="of:=hcnm/[.B105]" office:value-type="float" office:value="414.524218990304" calcext:value-type="float">
            <text:p>414.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float" office:value="2.983" calcext:value-type="float">
            <text:p>2.983</text:p>
          </table:table-cell>
          <table:table-cell table:formula="of:=hcnm/[.B106]" office:value-type="float" office:value="415.635916526986" calcext:value-type="float">
            <text:p>415.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/>
          <table:table-cell office:value-type="float" office:value="2.976" calcext:value-type="float">
            <text:p>2.976</text:p>
          </table:table-cell>
          <table:table-cell table:formula="of:=hcnm/[.B107]" office:value-type="float" office:value="416.613554771505" calcext:value-type="float">
            <text:p>416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2.968" calcext:value-type="float">
            <text:p>2.968</text:p>
          </table:table-cell>
          <table:table-cell table:formula="of:=hcnm/[.B108]" office:value-type="float" office:value="417.736502358491" calcext:value-type="float">
            <text:p>417.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/>
          <table:table-cell office:value-type="float" office:value="2.96" calcext:value-type="float">
            <text:p>2.96</text:p>
          </table:table-cell>
          <table:table-cell table:formula="of:=hcnm/[.B109]" office:value-type="float" office:value="418.865519932432" calcext:value-type="float">
            <text:p>418.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2.954" calcext:value-type="float">
            <text:p>2.954</text:p>
          </table:table-cell>
          <table:table-cell table:formula="of:=hcnm/[.B110]" office:value-type="float" office:value="419.716296208531" calcext:value-type="float">
            <text:p>419.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2.948" calcext:value-type="float">
            <text:p>2.948</text:p>
          </table:table-cell>
          <table:table-cell table:formula="of:=hcnm/[.B111]" office:value-type="float" office:value="420.570535617368" calcext:value-type="float">
            <text:p>420.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float" office:value="2.942" calcext:value-type="float">
            <text:p>2.942</text:p>
          </table:table-cell>
          <table:table-cell table:formula="of:=hcnm/[.B112]" office:value-type="float" office:value="421.428259347383" calcext:value-type="float">
            <text:p>421.4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/>
          <table:table-cell office:value-type="float" office:value="2.937" calcext:value-type="float">
            <text:p>2.937</text:p>
          </table:table-cell>
          <table:table-cell table:formula="of:=hcnm/[.B113]" office:value-type="float" office:value="422.145706162751" calcext:value-type="float">
            <text:p>422.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2.93" calcext:value-type="float">
            <text:p>2.93</text:p>
          </table:table-cell>
          <table:table-cell table:formula="of:=hcnm/[.B114]" office:value-type="float" office:value="423.154245392491" calcext:value-type="float">
            <text:p>423.2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/>
          <table:table-cell office:value-type="float" office:value="2.924" calcext:value-type="float">
            <text:p>2.924</text:p>
          </table:table-cell>
          <table:table-cell table:formula="of:=hcnm/[.B115]" office:value-type="float" office:value="424.022550957592" calcext:value-type="float">
            <text:p>424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919" calcext:value-type="float">
            <text:p>2.919</text:p>
          </table:table-cell>
          <table:table-cell table:formula="of:=hcnm/[.B116]" office:value-type="float" office:value="424.748865707434" calcext:value-type="float">
            <text:p>424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913" calcext:value-type="float">
            <text:p>2.913</text:p>
          </table:table-cell>
          <table:table-cell table:formula="of:=hcnm/[.B117]" office:value-type="float" office:value="425.62373463783" calcext:value-type="float">
            <text:p>42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.907" calcext:value-type="float">
            <text:p>2.907</text:p>
          </table:table-cell>
          <table:table-cell table:formula="of:=hcnm/[.B118]" office:value-type="float" office:value="426.50221499828" calcext:value-type="float">
            <text:p>426.5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hcnm/[.B119]" office:value-type="float" office:value="427.531703103448" calcext:value-type="float">
            <text:p>427.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2.894" calcext:value-type="float">
            <text:p>2.894</text:p>
          </table:table-cell>
          <table:table-cell table:formula="of:=hcnm/[.B120]" office:value-type="float" office:value="428.418085348998" calcext:value-type="float">
            <text:p>428.4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/>
          <table:table-cell office:value-type="float" office:value="2.888" calcext:value-type="float">
            <text:p>2.888</text:p>
          </table:table-cell>
          <table:table-cell table:formula="of:=hcnm/[.B121]" office:value-type="float" office:value="429.308150623269" calcext:value-type="float">
            <text:p>429.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float" office:value="2.882" calcext:value-type="float">
            <text:p>2.882</text:p>
          </table:table-cell>
          <table:table-cell table:formula="of:=hcnm/[.B122]" office:value-type="float" office:value="430.201921929216" calcext:value-type="float">
            <text:p>430.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2.875" calcext:value-type="float">
            <text:p>2.875</text:p>
          </table:table-cell>
          <table:table-cell table:formula="of:=hcnm/[.B123]" office:value-type="float" office:value="431.249370086957" calcext:value-type="float">
            <text:p>431.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/>
          <table:table-cell office:value-type="float" office:value="2.867" calcext:value-type="float">
            <text:p>2.867</text:p>
          </table:table-cell>
          <table:table-cell table:formula="of:=hcnm/[.B124]" office:value-type="float" office:value="432.452716777119" calcext:value-type="float">
            <text:p>432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2.86" calcext:value-type="float">
            <text:p>2.86</text:p>
          </table:table-cell>
          <table:table-cell table:formula="of:=hcnm/[.B125]" office:value-type="float" office:value="433.511167482518" calcext:value-type="float">
            <text:p>433.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2.853" calcext:value-type="float">
            <text:p>2.853</text:p>
          </table:table-cell>
          <table:table-cell table:formula="of:=hcnm/[.B126]" office:value-type="float" office:value="434.574812127585" calcext:value-type="float">
            <text:p>434.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/>
          <table:table-cell office:value-type="float" office:value="2.845" calcext:value-type="float">
            <text:p>2.845</text:p>
          </table:table-cell>
          <table:table-cell table:formula="of:=hcnm/[.B127]" office:value-type="float" office:value="435.796815114235" calcext:value-type="float">
            <text:p>435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/>
          <table:table-cell office:value-type="float" office:value="2.837" calcext:value-type="float">
            <text:p>2.837</text:p>
          </table:table-cell>
          <table:table-cell table:formula="of:=hcnm/[.B128]" office:value-type="float" office:value="437.025709904829" calcext:value-type="float">
            <text:p>437.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/>
          <table:table-cell office:value-type="float" office:value="2.829" calcext:value-type="float">
            <text:p>2.829</text:p>
          </table:table-cell>
          <table:table-cell table:formula="of:=hcnm/[.B129]" office:value-type="float" office:value="438.261554966419" calcext:value-type="float">
            <text:p>438.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/>
          <table:table-cell office:value-type="float" office:value="2.819" calcext:value-type="float">
            <text:p>2.819</text:p>
          </table:table-cell>
          <table:table-cell table:formula="of:=hcnm/[.B130]" office:value-type="float" office:value="439.816225257183" calcext:value-type="float">
            <text:p>439.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/>
          <table:table-cell office:value-type="float" office:value="2.811" calcext:value-type="float">
            <text:p>2.811</text:p>
          </table:table-cell>
          <table:table-cell table:formula="of:=hcnm/[.B131]" office:value-type="float" office:value="441.067925649235" calcext:value-type="float">
            <text:p>441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2.803" calcext:value-type="float">
            <text:p>2.803</text:p>
          </table:table-cell>
          <table:table-cell table:formula="of:=hcnm/[.B132]" office:value-type="float" office:value="442.326770959686" calcext:value-type="float">
            <text:p>442.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2.793" calcext:value-type="float">
            <text:p>2.793</text:p>
          </table:table-cell>
          <table:table-cell table:formula="of:=hcnm/[.B133]" office:value-type="float" office:value="443.910468671679" calcext:value-type="float">
            <text:p>443.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2.782" calcext:value-type="float">
            <text:p>2.782</text:p>
          </table:table-cell>
          <table:table-cell table:formula="of:=hcnm/[.B134]" office:value-type="float" office:value="445.665686196981" calcext:value-type="float">
            <text:p>445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float" office:value="2.768" calcext:value-type="float">
            <text:p>2.768</text:p>
          </table:table-cell>
          <table:table-cell table:formula="of:=hcnm/[.B135]" office:value-type="float" office:value="447.919775650289" calcext:value-type="float">
            <text:p>447.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2.755" calcext:value-type="float">
            <text:p>2.755</text:p>
          </table:table-cell>
          <table:table-cell table:formula="of:=hcnm/[.B136]" office:value-type="float" office:value="450.03337168784" calcext:value-type="float">
            <text:p>450.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2.742" calcext:value-type="float">
            <text:p>2.742</text:p>
          </table:table-cell>
          <table:table-cell table:formula="of:=hcnm/[.B137]" office:value-type="float" office:value="452.167009117433" calcext:value-type="float">
            <text:p>452.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2.731" calcext:value-type="float">
            <text:p>2.731</text:p>
          </table:table-cell>
          <table:table-cell table:formula="of:=hcnm/[.B138]" office:value-type="float" office:value="453.988260344196" calcext:value-type="float">
            <text:p>454.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2.723" calcext:value-type="float">
            <text:p>2.723</text:p>
          </table:table-cell>
          <table:table-cell table:formula="of:=hcnm/[.B139]" office:value-type="float" office:value="455.322048843188" calcext:value-type="float">
            <text:p>455.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/>
          <table:table-cell office:value-type="float" office:value="2.718" calcext:value-type="float">
            <text:p>2.718</text:p>
          </table:table-cell>
          <table:table-cell table:formula="of:=hcnm/[.B140]" office:value-type="float" office:value="456.159653789551" calcext:value-type="float">
            <text:p>456.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/>
          <table:table-cell office:value-type="float" office:value="2.711" calcext:value-type="float">
            <text:p>2.711</text:p>
          </table:table-cell>
          <table:table-cell table:formula="of:=hcnm/[.B141]" office:value-type="float" office:value="457.337491331612" calcext:value-type="float">
            <text:p>457.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float" office:value="2.706" calcext:value-type="float">
            <text:p>2.706</text:p>
          </table:table-cell>
          <table:table-cell table:formula="of:=hcnm/[.B142]" office:value-type="float" office:value="458.18253473762" calcext:value-type="float">
            <text:p>458.2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/>
          <table:table-cell office:value-type="float" office:value="2.703" calcext:value-type="float">
            <text:p>2.703</text:p>
          </table:table-cell>
          <table:table-cell table:formula="of:=hcnm/[.B143]" office:value-type="float" office:value="458.691061413245" calcext:value-type="float">
            <text:p>458.7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/>
          <table:table-cell office:value-type="float" office:value="2.698" calcext:value-type="float">
            <text:p>2.698</text:p>
          </table:table-cell>
          <table:table-cell table:formula="of:=hcnm/[.B144]" office:value-type="float" office:value="459.54111897702" calcext:value-type="float">
            <text:p>459.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2.693" calcext:value-type="float">
            <text:p>2.693</text:p>
          </table:table-cell>
          <table:table-cell table:formula="of:=hcnm/[.B145]" office:value-type="float" office:value="460.394333085778" calcext:value-type="float">
            <text:p>460.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float" office:value="2.688" calcext:value-type="float">
            <text:p>2.688</text:p>
          </table:table-cell>
          <table:table-cell table:formula="of:=hcnm/[.B146]" office:value-type="float" office:value="461.250721354167" calcext:value-type="float">
            <text:p>461.3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float" office:value="2.681" calcext:value-type="float">
            <text:p>2.681</text:p>
          </table:table-cell>
          <table:table-cell table:formula="of:=hcnm/[.B147]" office:value-type="float" office:value="462.455031331593" calcext:value-type="float">
            <text:p>462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2.676" calcext:value-type="float">
            <text:p>2.676</text:p>
          </table:table-cell>
          <table:table-cell table:formula="of:=hcnm/[.B148]" office:value-type="float" office:value="463.319110239163" calcext:value-type="float">
            <text:p>463.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2.669" calcext:value-type="float">
            <text:p>2.669</text:p>
          </table:table-cell>
          <table:table-cell table:formula="of:=hcnm/[.B149]" office:value-type="float" office:value="464.534259647808" calcext:value-type="float">
            <text:p>464.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table:formula="of:=hcnm/[.B150]" office:value-type="float" office:value="466.105992105263" calcext:value-type="float">
            <text:p>466.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float" office:value="2.653" calcext:value-type="float">
            <text:p>2.653</text:p>
          </table:table-cell>
          <table:table-cell table:formula="of:=hcnm/[.B151]" office:value-type="float" office:value="467.335823218997" calcext:value-type="float">
            <text:p>467.3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/>
          <table:table-cell office:value-type="float" office:value="2.646" calcext:value-type="float">
            <text:p>2.646</text:p>
          </table:table-cell>
          <table:table-cell table:formula="of:=hcnm/[.B152]" office:value-type="float" office:value="468.572161375661" calcext:value-type="float">
            <text:p>468.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2.638" calcext:value-type="float">
            <text:p>2.638</text:p>
          </table:table-cell>
          <table:table-cell table:formula="of:=hcnm/[.B153]" office:value-type="float" office:value="469.993153525398" calcext:value-type="float">
            <text:p>470.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" office:value-type="float" office:value="2.63" calcext:value-type="float">
            <text:p>2.63</text:p>
          </table:table-cell>
          <table:table-cell table:formula="of:=hcnm/[.B154]" office:value-type="float" office:value="471.422790494297" calcext:value-type="float">
            <text:p>471.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2.622" calcext:value-type="float">
            <text:p>2.622</text:p>
          </table:table-cell>
          <table:table-cell table:formula="of:=hcnm/[.B155]" office:value-type="float" office:value="472.861151411137" calcext:value-type="float">
            <text:p>472.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/>
          <table:table-cell office:value-type="float" office:value="2.614" calcext:value-type="float">
            <text:p>2.614</text:p>
          </table:table-cell>
          <table:table-cell table:formula="of:=hcnm/[.B156]" office:value-type="float" office:value="474.308316373374" calcext:value-type="float">
            <text:p>474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2.605" calcext:value-type="float">
            <text:p>2.605</text:p>
          </table:table-cell>
          <table:table-cell table:formula="of:=hcnm/[.B157]" office:value-type="float" office:value="475.947001535509" calcext:value-type="float">
            <text:p>475.9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/>
          <table:table-cell office:value-type="float" office:value="2.595" calcext:value-type="float">
            <text:p>2.595</text:p>
          </table:table-cell>
          <table:table-cell table:formula="of:=hcnm/[.B158]" office:value-type="float" office:value="477.781094026975" calcext:value-type="float">
            <text:p>477.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2.586" calcext:value-type="float">
            <text:p>2.586</text:p>
          </table:table-cell>
          <table:table-cell table:formula="of:=hcnm/[.B159]" office:value-type="float" office:value="479.443905259087" calcext:value-type="float">
            <text:p>479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2.577" calcext:value-type="float">
            <text:p>2.577</text:p>
          </table:table-cell>
          <table:table-cell table:formula="of:=hcnm/[.B160]" office:value-type="float" office:value="481.118331005045" calcext:value-type="float">
            <text:p>481.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2.569" calcext:value-type="float">
            <text:p>2.569</text:p>
          </table:table-cell>
          <table:table-cell table:formula="of:=hcnm/[.B161]" office:value-type="float" office:value="482.616558583106" calcext:value-type="float">
            <text:p>482.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/>
          <table:table-cell office:value-type="float" office:value="2.561" calcext:value-type="float">
            <text:p>2.561</text:p>
          </table:table-cell>
          <table:table-cell table:formula="of:=hcnm/[.B162]" office:value-type="float" office:value="484.124146427177" calcext:value-type="float">
            <text:p>484.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office:value-type="float" office:value="2.554" calcext:value-type="float">
            <text:p>2.554</text:p>
          </table:table-cell>
          <table:table-cell table:formula="of:=hcnm/[.B163]" office:value-type="float" office:value="485.451033281128" calcext:value-type="float">
            <text:p>485.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2.547" calcext:value-type="float">
            <text:p>2.547</text:p>
          </table:table-cell>
          <table:table-cell table:formula="of:=hcnm/[.B164]" office:value-type="float" office:value="486.785213584609" calcext:value-type="float">
            <text:p>486.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float" office:value="2.539" calcext:value-type="float">
            <text:p>2.539</text:p>
          </table:table-cell>
          <table:table-cell table:formula="of:=hcnm/[.B165]" office:value-type="float" office:value="488.318999212288" calcext:value-type="float">
            <text:p>488.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float" office:value="2.531" calcext:value-type="float">
            <text:p>2.531</text:p>
          </table:table-cell>
          <table:table-cell table:formula="of:=hcnm/[.B166]" office:value-type="float" office:value="489.862480837614" calcext:value-type="float">
            <text:p>489.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float" office:value="2.524" calcext:value-type="float">
            <text:p>2.524</text:p>
          </table:table-cell>
          <table:table-cell table:formula="of:=hcnm/[.B167]" office:value-type="float" office:value="491.221053486529" calcext:value-type="float">
            <text:p>491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2.516" calcext:value-type="float">
            <text:p>2.516</text:p>
          </table:table-cell>
          <table:table-cell table:formula="of:=hcnm/[.B168]" office:value-type="float" office:value="492.782964626391" calcext:value-type="float">
            <text:p>49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.506" calcext:value-type="float">
            <text:p>2.506</text:p>
          </table:table-cell>
          <table:table-cell table:formula="of:=hcnm/[.B169]" office:value-type="float" office:value="494.749377094972" calcext:value-type="float">
            <text:p>494.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office:value-type="float" office:value="2.496" calcext:value-type="float">
            <text:p>2.496</text:p>
          </table:table-cell>
          <table:table-cell table:formula="of:=hcnm/[.B170]" office:value-type="float" office:value="496.731546073718" calcext:value-type="float">
            <text:p>496.7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/>
          <table:table-cell office:value-type="float" office:value="2.487" calcext:value-type="float">
            <text:p>2.487</text:p>
          </table:table-cell>
          <table:table-cell table:formula="of:=hcnm/[.B171]" office:value-type="float" office:value="498.529127060716" calcext:value-type="float">
            <text:p>498.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float" office:value="2.481" calcext:value-type="float">
            <text:p>2.481</text:p>
          </table:table-cell>
          <table:table-cell table:formula="of:=hcnm/[.B172]" office:value-type="float" office:value="499.734759774285" calcext:value-type="float">
            <text:p>499.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/>
          <table:table-cell office:value-type="float" office:value="2.433" calcext:value-type="float">
            <text:p>2.433</text:p>
          </table:table-cell>
          <table:table-cell table:formula="of:=hcnm/[.B173]" office:value-type="float" office:value="509.593891903" calcext:value-type="float">
            <text:p>509.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2.386" calcext:value-type="float">
            <text:p>2.386</text:p>
          </table:table-cell>
          <table:table-cell table:formula="of:=hcnm/[.B174]" office:value-type="float" office:value="519.631994551551" calcext:value-type="float">
            <text:p>519.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2.341" calcext:value-type="float">
            <text:p>2.341</text:p>
          </table:table-cell>
          <table:table-cell table:formula="of:=hcnm/[.B175]" office:value-type="float" office:value="529.620648868005" calcext:value-type="float">
            <text:p>529.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2.298" calcext:value-type="float">
            <text:p>2.298</text:p>
          </table:table-cell>
          <table:table-cell table:formula="of:=hcnm/[.B176]" office:value-type="float" office:value="539.530869886858" calcext:value-type="float">
            <text:p>539.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/>
          <table:table-cell office:value-type="float" office:value="2.256" calcext:value-type="float">
            <text:p>2.256</text:p>
          </table:table-cell>
          <table:table-cell table:formula="of:=hcnm/[.B177]" office:value-type="float" office:value="549.575327570922" calcext:value-type="float">
            <text:p>549.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2.216" calcext:value-type="float">
            <text:p>2.216</text:p>
          </table:table-cell>
          <table:table-cell table:formula="of:=hcnm/[.B178]" office:value-type="float" office:value="559.495459837545" calcext:value-type="float">
            <text:p>559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2.177" calcext:value-type="float">
            <text:p>2.177</text:p>
          </table:table-cell>
          <table:table-cell table:formula="of:=hcnm/[.B179]" office:value-type="float" office:value="569.518575562701" calcext:value-type="float">
            <text:p>5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139" calcext:value-type="float">
            <text:p>2.139</text:p>
          </table:table-cell>
          <table:table-cell table:formula="of:=hcnm/[.B180]" office:value-type="float" office:value="579.636250116877" calcext:value-type="float">
            <text:p>57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103" calcext:value-type="float">
            <text:p>2.103</text:p>
          </table:table-cell>
          <table:table-cell table:formula="of:=hcnm/[.B181]" office:value-type="float" office:value="589.558696623871" calcext:value-type="float">
            <text:p>58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68" calcext:value-type="float">
            <text:p>2.068</text:p>
          </table:table-cell>
          <table:table-cell table:formula="of:=hcnm/[.B182]" office:value-type="float" office:value="599.53672098646" calcext:value-type="float">
            <text:p>59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.034" calcext:value-type="float">
            <text:p>2.034</text:p>
          </table:table-cell>
          <table:table-cell table:formula="of:=hcnm/[.B183]" office:value-type="float" office:value="609.558475417896" calcext:value-type="float">
            <text:p>609.6</text:p>
          </table:table-cell>
          <table:table-cell office:value-type="float" office:value="0" calcext:value-type="float">
            <text:p>0</text:p>
          </table:table-cell>
        </table:table-row>
      </table:table>
      <table:named-expressions>
        <table:named-range table:name="hcnm" table:base-cell-address="$Sheet1.$A$1" table:cell-range-address="$Sheet1.$A$1"/>
      </table:named-expressions>
      <table:database-ranges>
        <table:database-range table:name="__Anonymous_Sheet_DB__0" table:target-range-address="Sheet1.B2:Sheet1.D183" table:contains-header="false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7:03:20.061366909</meta:creation-date>
    <dc:date>2022-09-14T11:19:08.959761660</dc:date>
    <meta:editing-duration>PT2H17M56S</meta:editing-duration>
    <meta:editing-cycles>3</meta:editing-cycles>
    <meta:generator>LibreOffice/7.3.5.2$Linux_X86_64 LibreOffice_project/30$Build-2</meta:generator>
    <meta:document-statistic meta:table-count="1" meta:cell-count="550" meta:object-count="0"/>
  </office:meta>
</office:document-meta>
</file>